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master-page-name="Standard">
      <style:paragraph-properties fo:text-align="start" style:justify-single-word="false" style:page-number="auto"/>
      <style:text-properties fo:font-size="16pt" style:text-underline-style="none" style:font-size-asian="16pt" style:font-size-complex="16pt"/>
    </style:style>
    <style:style style:name="P4" style:family="paragraph" style:parent-style-name="Standard">
      <style:text-properties style:text-underline-style="none"/>
    </style:style>
    <style:style style:name="P5" style:family="paragraph" style:parent-style-name="Standard">
      <style:text-properties style:text-underline-style="none" officeooo:rsid="0002fd8f" officeooo:paragraph-rsid="0002fd8f"/>
    </style:style>
    <style:style style:name="T1" style:family="text">
      <style:text-properties officeooo:rsid="0002fd8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glamento del juego</text:p>
      <text:p text:style-name="P2"/>
      <text:p text:style-name="P1">El juego consiste de un torneo que estará compuesto por una cantidad de jugadores <text:span text:style-name="T1">X</text:span> que se conectaran en red. El torneo se disputara <text:span text:style-name="T1">durante el tiempo que se le halla seteado y e</text:span>n cada una de las partidas que se juegen a lo largo del torneo se enfrentaran dos jugadores, los cuales tendran que <text:span text:style-name="T1">reparar todas las ventanas del edificio que puedan</text:span>. Para conseguir esto cada jugador <text:span text:style-name="T1">tendra que situarse con su jugador en la ventana rota y apretar la tecla que halla configurado para reparar o la barra espaciadora que es la tecla por defecto. Verá como al finalizar la reparación su puntaje incrementa en diez. </text:span></text:p>
      <text:p text:style-name="P5">La asignación de las partidas será de forma aleatoria intentando siempre parear jugadores que no jugaron entre si, en caso de que los jugadores que este disponibles para jugar ya hallan jugado entre si se hará una excepción y se los pareará igual.</text:p>
      <text:p text:style-name="P5">Cada vez que alguno de los jugares se golpee con un ladrillo o con la paloma se le restará una vida y volverá a su posición inicial. Si alguno de <text:s/>los jugadores pierde sus vidas en una partida, seguirá jugando el otro jugador hasta reparar todas las ventanas o perder todas sus vidas.</text:p>
      <text:p text:style-name="P5">Si el tiempo del torneo caduca y todavía quedan partidas jugando se esperará a que estas últimas finalizen todas para declarar un ganador.</text:p>
      <text:p text:style-name="P1">En caso de que un jugador salga del torneo <text:span text:style-name="T1">su oponente seguirá jugando pero el jugador que se desconectó pierde todos sus puntos. Lo que supone que si se vuelve a conectar empieza desde cero puntos como al principio.</text:span></text:p>
      <text:p text:style-name="P5">Se declarará ganador del torneo a aquel que obtuvo el promedio de puntos mas alto a lo largo de todo el torne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lph Tourname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spi </meta:initial-creator>
    <meta:creation-date>2012-11-20T04:41:03</meta:creation-date>
    <dc:date>2014-07-21T23:37:40.319298680</dc:date>
    <meta:editing-duration>PT2M30S</meta:editing-duration>
    <meta:editing-cycles>3</meta:editing-cycles>
    <meta:generator>LibreOffice/4.2.4.2$Linux_x86 LibreOffice_project/420m0$Build-2</meta:generator>
    <meta:document-statistic meta:table-count="0" meta:image-count="0" meta:object-count="0" meta:page-count="1" meta:paragraph-count="8" meta:word-count="293" meta:character-count="1641" meta:non-whitespace-character-count="1354"/>
  </office:meta>
</office:document-meta>
</file>